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00%"/>
      <style:text-properties fo:font-size="12pt" officeooo:paragraph-rsid="001e486e" style:font-size-asian="12pt" style:font-size-complex="12pt"/>
    </style:style>
    <style:style style:name="P2" style:family="paragraph" style:parent-style-name="Standard">
      <style:paragraph-properties fo:margin-top="0cm" fo:margin-bottom="0cm" loext:contextual-spacing="false" fo:line-height="100%"/>
      <style:text-properties fo:font-size="12pt" officeooo:paragraph-rsid="001ebdd5" style:font-size-asian="12pt" style:font-size-complex="12pt"/>
    </style:style>
    <style:style style:name="P3" style:family="paragraph" style:parent-style-name="Standard">
      <style:paragraph-properties fo:margin-top="0cm" fo:margin-bottom="0cm" loext:contextual-spacing="false" fo:line-height="100%"/>
      <style:text-properties fo:font-size="12pt" officeooo:paragraph-rsid="001fc4bd" style:font-size-asian="12pt" style:font-size-complex="12pt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officeooo:paragraph-rsid="001e486e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officeooo:paragraph-rsid="001ebdd5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officeooo:paragraph-rsid="001fc4b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1ebdd5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### What is GIT</text:span></text:p>
      <text:p text:style-name="P1"/>
      <text:p text:style-name="P4"><text:span text:style-name="T1">- Git is a Distributed Version Control System, for tracking changes in source code</text:span></text:p>
      <text:p text:style-name="P4"><text:span text:style-name="T1">- it is free and open source.</text:span></text:p>
      <text:p text:style-name="P4"><text:span text:style-name="T1">- It is fast very fast and lightweight fast because we have the entire project in our local system</text:span></text:p>
      <text:p text:style-name="P4"><text:span text:style-name="T1">- we don’t need to connect to the remote repository every time</text:span></text:p>
      <text:p text:style-name="P4"><text:span text:style-name="T1">- which collaborates on a project</text:span></text:p>
      <text:p text:style-name="P4"><text:span text:style-name="T1">- And it also maintains the history of the work for the project progresses</text:span></text:p>
      <text:p text:style-name="P4"><text:span text:style-name="T1"/></text:p>
      <text:p text:style-name="P4"><text:span text:style-name="T1"/></text:p>
      <text:p text:style-name="P4"><text:span text:style-name="T1">#### What is github?</text:span></text:p>
      <text:p text:style-name="P1"/>
      <text:p text:style-name="P4"><text:span text:style-name="T1">GitHub === github is most widely used remote hosting service for a Git repo and this includes a number of features as well. , which makes it very simple to setup source code repositories and collaborate with developers who use Git..</text:span></text:p>
      <text:p text:style-name="P4"><text:span text:style-name="T1"/></text:p>
      <text:p text:style-name="P4"><text:span text:style-name="T1"/></text:p>
      <text:p text:style-name="P4"><text:span text:style-name="T1">### What is version control is?</text:span></text:p>
      <text:p text:style-name="P1"/>
      <text:p text:style-name="P4"><text:span text:style-name="T1">- Version control is a system that records changes to a file..</text:span><text:span text:style-name="T2">\</text:span></text:p>
      <text:p text:style-name="P4"><text:span text:style-name="T2"/></text:p>
      <text:p text:style-name="P5"><text:span text:style-name="T1">### what is remote repository?</text:span></text:p>
      <text:p text:style-name="P2"/>
      <text:p text:style-name="P5"><text:span text:style-name="T1">- Remote repository which is online and contains the original source code and version history..</text:span></text:p>
      <text:p text:style-name="P2"/>
      <text:p text:style-name="P5"><text:span text:style-name="T1">### What is a repository?</text:span></text:p>
      <text:p text:style-name="P5"><text:span text:style-name="T1">- Repository --- is a container of your source code, </text:span></text:p>
      <text:p text:style-name="P2"/>
      <text:p text:style-name="P2"/>
      <text:p text:style-name="P5"><text:span text:style-name="T1">### Use case of version control system</text:span></text:p>
      <text:p text:style-name="P2"/>
      <text:p text:style-name="P5"><text:span text:style-name="T1">- to manage the different versions of the files over a period of time, we need to use version control system</text:span></text:p>
      <text:p text:style-name="P5"><text:span text:style-name="T1">- if you want to go back to the older file, we have both v1 and v2, every version of a particular file is stored </text:span></text:p>
      <text:p text:style-name="P2"/>
      <text:p text:style-name="P5"><text:span text:style-name="T1">### Branching &amp; Merging in Git?</text:span></text:p>
      <text:p text:style-name="P2"/>
      <text:p text:style-name="P5"><text:span text:style-name="T1">Collaboration in Git --- Git makes it easy for different teams to collaboratively, work on the same source code</text:span></text:p>
      <text:p text:style-name="P2"/>
      <text:p text:style-name="P2"/>
      <text:p text:style-name="P5"><text:span text:style-name="T1">### pull request?</text:span></text:p>
      <text:p text:style-name="P2"/>
      <text:p text:style-name="P5"><text:span text:style-name="T1">- A request made by a collaborator for their changes to be added to a branch in your repo</text:span></text:p>
      <text:p text:style-name="P5"><text:span text:style-name="T1">- pull request can be approved by the “reviewer” before a merge is performed </text:span></text:p>
      <text:p text:style-name="P2"/>
      <text:p text:style-name="P2"/>
      <text:p text:style-name="P2"/>
      <text:p text:style-name="P5"><text:span text:style-name="T1">### Alternatives to GitHub?</text:span></text:p>
      <text:p text:style-name="P2"/>
      <text:p text:style-name="P5"><text:span text:style-name="T1">- Atlassian Bitbucket, offers many of the same services and has a few unique ones of its own.</text:span></text:p>
      <text:p text:style-name="P5"><text:soft-page-break/><text:span text:style-name="T1">- There is also a GitLab, which includes a whole host of CI and CD features and also monitoring tools..</text:span></text:p>
      <text:p text:style-name="P2"/>
      <text:p text:style-name="P2"/>
      <text:p text:style-name="P5"><text:span text:style-name="T1">Note: Each of the cloud platforms also have their own versions of git..</text:span></text:p>
      <text:p text:style-name="P5"><text:span text:style-name="T1">- AWS Code Commit</text:span></text:p>
      <text:p text:style-name="P5"><text:span text:style-name="T1">- GCP GCP Cloud Source repos</text:span></text:p>
      <text:p text:style-name="P5"><text:span text:style-name="T1"><text:s/></text:span></text:p>
      <text:p text:style-name="P5"><text:span text:style-name="T1"><text:s text:c="2"/></text:span></text:p>
      <text:p text:style-name="P5"><text:span text:style-name="T1">git config --list <text:s text:c="2"/>---- It shows default configurations of git</text:span></text:p>
      <text:p text:style-name="P5"><text:span text:style-name="T2">Mostly use alias command for shortcuts </text:span></text:p>
      <text:p text:style-name="P5"><text:span text:style-name="T2"/></text:p>
      <text:p text:style-name="P3"/>
      <text:p text:style-name="P6"><text:span text:style-name="T1"># git config --global user.name " <text:s text:c="8"/>" <text:s text:c="6"/>= <text:s text:c="2"/>This command is used to configure the user name &amp; email</text:span></text:p>
      <text:p text:style-name="P6"><text:span text:style-name="T1"># git config –global user.email “ <text:s text:c="8"/>” </text:span></text:p>
      <text:p text:style-name="P3"/>
      <text:p text:style-name="P6"><text:span text:style-name="T1"># git config user.name <text:s text:c="2"/>----- It shows user name</text:span></text:p>
      <text:p text:style-name="P3"/>
      <text:p text:style-name="P6"><text:span text:style-name="T1"># git config user.email <text:s/>----- It shows user email</text:span></text:p>
      <text:p text:style-name="P3"/>
      <text:p text:style-name="P6"><text:span text:style-name="T2"># man git <text:s text:c="2"/>---- It gives detailed info of git commands</text:span></text:p>
      <text:p text:style-name="P1"><text:span text:style-name="T1"/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8-14T23:33:21.908796590</meta:creation-date>
    <dc:date>2023-08-15T02:16:43.850508065</dc:date>
    <meta:editing-duration>PT2H3M21S</meta:editing-duration>
    <meta:editing-cycles>1</meta:editing-cycles>
    <meta:document-statistic meta:table-count="0" meta:image-count="0" meta:object-count="0" meta:page-count="2" meta:paragraph-count="38" meta:word-count="426" meta:character-count="2277" meta:non-whitespace-character-count="1850"/>
    <meta:generator>LibreOffice/6.4.7.2$Linux_X86_64 LibreOffice_project/40$Build-2</meta:generator>
  </office:meta>
</office:document-meta>
</file>